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5-09-0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5-07-08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5-04-0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5-01-0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4-12-1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4-07-1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4-06-2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4-02-0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3-07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3-05-0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3-02-0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2-10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2-07-1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2-06-14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2-03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2-02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1-10-28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1-07-1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1-02-0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0-10-1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0-06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20-01-0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9-11-0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9-09-1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9-06-1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9-02-2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8-10-2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8-07-2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8-06-19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8-02-26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7-09-2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7-04-0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2-0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3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0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1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2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1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2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1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0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1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1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25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05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1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11-0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3-08-1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2-02-1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1-12-1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10-03-1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9-11-0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9-08-1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9-05-12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9-03-1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8-11-1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8-08-0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8-04-3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8-02-0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7-11-0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7-07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7-04-0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7-02-2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6-10-0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6-07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6-04-2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6-02-06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5-10-2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5-07-1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5-04-1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5-01-17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4-10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4-07-07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4-04-1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200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9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9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9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8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8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7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336093183001</text:p>
          </table:table-cell>
          <table:table-cell office:value-type="string" calcext:value-type="string">
            <text:p>Cu-769</text:p>
          </table:table-cell>
          <table:table-cell office:value-type="string" calcext:value-type="string">
            <text:p>196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30" meta:object-count="0"/>
    <meta:user-defined meta:name="AppVersion">3.0</meta:user-defined>
  </office:meta>
</office:document-meta>
</file>